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d1350" officeooo:paragraph-rsid="000d1350"/>
    </style:style>
    <style:style style:name="P2" style:family="paragraph" style:parent-style-name="Standard">
      <style:paragraph-properties fo:text-align="center" style:justify-single-word="false"/>
      <style:text-properties fo:font-size="18pt" officeooo:rsid="000edd11" officeooo:paragraph-rsid="000edd11" style:font-size-asian="18pt" style:font-size-complex="18pt"/>
    </style:style>
    <style:style style:name="P3" style:family="paragraph" style:parent-style-name="Standard">
      <style:text-properties fo:font-size="14pt" fo:font-weight="bold" officeooo:rsid="000d1350" officeooo:paragraph-rsid="000d135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officeooo:rsid="000edd11" officeooo:paragraph-rsid="000edd11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1</text:p>
      <text:p text:style-name="P2">Squarebot</text:p>
      <text:p text:style-name="P4">Luke Doman</text:p>
      <text:p text:style-name="P4">Team 10</text:p>
      <text:p text:style-name="P1"/>
      <text:p text:style-name="P3">Introduction</text:p>
      <text:p text:style-name="P3">Design Summary</text:p>
      <text:p text:style-name="P3">Performance Evaluation</text:p>
      <text:p text:style-name="P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1:08:14.806853118</meta:creation-date>
    <dc:date>2017-01-23T11:24:35.837600072</dc:date>
    <meta:editing-duration>PT6M11S</meta:editing-duration>
    <meta:editing-cycles>1</meta:editing-cycles>
    <meta:document-statistic meta:table-count="0" meta:image-count="0" meta:object-count="0" meta:page-count="1" meta:paragraph-count="8" meta:word-count="13" meta:character-count="96" meta:non-whitespace-character-count="91"/>
    <meta:generator>LibreOffice/5.1.4.2$Linux_X86_64 LibreOffice_project/10m0$Build-2</meta:generator>
  </office:meta>
</office:document-meta>
</file>